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8pt" fo:language="pt" fo:country="PT" fo:font-weight="bold" officeooo:rsid="001e53ee" officeooo:paragraph-rsid="001e53e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8pt" fo:language="pt" fo:country="PT" fo:font-weight="normal" officeooo:rsid="001e53ee" officeooo:paragraph-rsid="001e53e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pt" fo:country="PT" fo:font-weight="normal" officeooo:rsid="001e53ee" officeooo:paragraph-rsid="001e53ee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17e05" officeooo:paragraph-rsid="00217e05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24a7b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fo:font-weight="normal" officeooo:rsid="0024a7be" officeooo:paragraph-rsid="0024a7b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fo:font-size="14pt" fo:language="pt" fo:country="PT" style:text-underline-style="solid" style:text-underline-width="auto" style:text-underline-color="font-color" fo:font-weight="bold" officeooo:rsid="00269877" officeooo:paragraph-rsid="00269877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8752b" officeooo:paragraph-rsid="0028752b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text-line-through-style="none" style:text-line-through-type="none" fo:font-size="14pt" fo:language="pt" fo:country="PT" style:text-underline-style="none" fo:font-weight="normal" officeooo:rsid="002a0519" officeooo:paragraph-rsid="002a051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66ff" style:text-line-through-style="none" style:text-line-through-type="none" fo:font-size="18pt" fo:language="pt" fo:country="PT" fo:font-weight="bold" officeooo:rsid="001e53ee" officeooo:paragraph-rsid="001e53ee" style:font-size-asian="18pt" style:font-weight-asian="bold" style:font-size-complex="18pt" style:font-weight-complex="bold"/>
    </style:style>
    <style:style style:name="T1" style:family="text">
      <style:text-properties officeooo:rsid="00200688"/>
    </style:style>
    <style:style style:name="T2" style:family="text">
      <style:text-properties officeooo:rsid="0022749c"/>
    </style:style>
    <style:style style:name="T3" style:family="text">
      <style:text-properties style:text-line-through-style="solid" style:text-line-through-type="single" fo:font-size="14pt" officeooo:rsid="00200688" style:font-size-asian="14pt" style:font-size-complex="14pt"/>
    </style:style>
    <style:style style:name="T4" style:family="text">
      <style:text-properties fo:font-size="14pt" officeooo:rsid="00200688" style:font-size-asian="14pt" style:font-size-complex="14pt"/>
    </style:style>
    <style:style style:name="T5" style:family="text">
      <style:text-properties fo:font-size="14pt" officeooo:rsid="0024a7be" style:font-size-asian="14pt" style:font-size-complex="14pt"/>
    </style:style>
    <style:style style:name="T6" style:family="text">
      <style:text-properties fo:color="#ff3300"/>
    </style:style>
    <style:style style:name="T7" style:family="text">
      <style:text-properties officeooo:rsid="002d4b2c"/>
    </style:style>
    <style:style style:name="T8" style:family="text">
      <style:text-properties fo:font-weight="bold" officeooo:rsid="002d4b2c" style:font-weight-asian="bold" style:font-weight-complex="bold"/>
    </style:style>
    <style:style style:name="T9" style:family="text">
      <style:text-properties fo:font-weight="bold" officeooo:rsid="0022749c" style:font-weight-asian="bold" style:font-weight-complex="bold"/>
    </style:style>
    <style:style style:name="T10" style:family="text">
      <style:text-properties fo:font-style="italic" fo:font-weight="bold" officeooo:rsid="002d4b2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2749c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“Entrevista” a fazer no Horto do Campo Grande</text:p>
      <text:p text:style-name="P1"/>
      <text:p text:style-name="P2"><text:tab/><text:span text:style-name="T4">Olá boa tarde, peço desculpa incomodar, sou o </text:span><text:span text:style-name="T3">Guilherme Vieira</text:span><text:span text:style-name="T4"> </text:span><text:span text:style-name="T5">Rúben Tadeia, </text:span><text:span text:style-name="T4">aluno de engenharia do Instituto Superior Técnico. Estou neste momento, a desenvolver um produto relacionado com plantas no âmbito de uma disciplina. E espera que me conseguissem dar uma ajuda, visto que são uma grande referência na área. </text:span></text:p>
      <text:p text:style-name="P3"><text:span text:style-name="T1"><text:tab/>Temos neste momento duas ideias pendentes e gostariamos de saber qual destas vos parece mais favorável.<text:line-break/></text:span></text:p>
      <text:list xml:id="list5397452013445244968" text:style-name="L1">
        <text:list-item>
          <text:p text:style-name="P4">Um objecto cilindrico (maleável) que se insere n<text:span text:style-name="T2">a terra. </text:span><text:span text:style-name="T11">Vantagens:</text:span><text:span text:style-name="T2"> Totalmente discreto. Possui um led que nos mostra quando temos que voltar a encher o reservatório, é totalmente autónomo, pode também ser aplicado a qualquer vaso. </text:span><text:span text:style-name="T11">Desvantagens:</text:span><text:span text:style-name="T2"> Teriamos que sujar as mãos para inserir, podia ter menos autonomia. A forma da planta pode inviabilizar a rega.<text:line-break/></text:span></text:p>
        </text:list-item>
        <text:list-item>
          <text:p text:style-name="P5">Outra solução seria <text:span text:style-name="T7">manter o nível a ser controlado por um threshold, ou seja, teríamos neste caso que ter os vasos furados por baixo e a rega seria feita pela parte inferior. Teríamos recipientes que podiam ser substituidos por uns maiores caso a pessoa decidi-se ir de férias. </text:span><text:span text:style-name="T10">Vantagens:</text:span><text:span text:style-name="T7"> Não se suja as mãos. Maior autonomia do que em 1. </text:span><text:span text:style-name="T10">Desvantagens:</text:span><text:span text:style-name="T7"> Perda a nível estético em relação a 1, maior introsão no vaso do que em 1.</text:span></text:p>
        </text:list-item>
      </text:list>
      <text:p text:style-name="P6"/>
      <text:p text:style-name="P6"/>
      <text:p text:style-name="P7"><text:span text:style-name="T6">Dúvidas:</text:span><text:line-break/></text:p>
      <text:list xml:id="list2590212045790845245" text:style-name="L2">
        <text:list-item>
          <text:p text:style-name="P8">Será mais vantajoso a rega superior ou inferior?</text:p>
        </text:list-item>
        <text:list-item>
          <text:p text:style-name="P8">Será melhor esperar que o nível da água baixe, para se regar novamente, ou será melhor manter o nível de água constante.</text:p>
        </text:list-item>
        <text:list-item>
          <text:p text:style-name="P9">Valorizar a estética, ou a autonomi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5:13:31.746647736</meta:creation-date>
    <dc:date>2016-12-04T17:10:31.379324942</dc:date>
    <meta:editing-duration>PT52M58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249" meta:character-count="1474" meta:non-whitespace-character-count="1233"/>
  </office:meta>
</office:document-meta>
</file>